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4pt" fo:font-weight="bold" officeooo:rsid="000f8781" officeooo:paragraph-rsid="000f8781" style:font-size-asian="12.25pt" style:font-weight-asian="bold" style:font-size-complex="14pt" style:font-weight-complex="bold"/>
    </style:style>
    <style:style style:name="P2" style:family="paragraph" style:parent-style-name="Preformatted_20_Text">
      <style:text-properties style:font-name="Liberation Serif" fo:font-size="14pt" fo:font-weight="bold" officeooo:rsid="001364f3" officeooo:paragraph-rsid="001364f3" style:font-size-asian="12.25pt" style:font-weight-asian="bold" style:font-size-complex="14pt" style:font-weight-complex="bold"/>
    </style:style>
    <style:style style:name="P3" style:family="paragraph" style:parent-style-name="Preformatted_20_Text">
      <style:text-properties style:font-name="Liberation Serif" fo:font-size="14pt" fo:font-weight="bold" officeooo:rsid="0013d41e" officeooo:paragraph-rsid="0013d41e" style:font-size-asian="12.25pt" style:font-weight-asian="bold" style:font-size-complex="14pt" style:font-weight-complex="bold"/>
    </style:style>
    <style:style style:name="P4" style:family="paragraph" style:parent-style-name="Preformatted_20_Text">
      <style:text-properties style:font-name="Liberation Serif" fo:font-size="14pt" fo:font-weight="bold" officeooo:rsid="0015b5e9" officeooo:paragraph-rsid="0015b5e9" style:font-size-asian="12.25pt" style:font-weight-asian="bold" style:font-size-complex="14pt" style:font-weight-complex="bold"/>
    </style:style>
    <style:style style:name="P5" style:family="paragraph" style:parent-style-name="Preformatted_20_Text">
      <style:text-properties style:font-name="Liberation Serif" fo:font-size="14pt" fo:font-weight="normal" officeooo:rsid="000f8781" officeooo:paragraph-rsid="000f8781" style:font-size-asian="12.25pt" style:font-weight-asian="normal" style:font-size-complex="14pt" style:font-weight-complex="normal"/>
    </style:style>
    <style:style style:name="P6" style:family="paragraph" style:parent-style-name="Preformatted_20_Text">
      <style:text-properties style:font-name="Liberation Serif" fo:font-size="14pt" fo:font-weight="normal" officeooo:rsid="000ffaf8" officeooo:paragraph-rsid="000ffaf8" style:font-size-asian="12.25pt" style:font-weight-asian="normal" style:font-size-complex="14pt" style:font-weight-complex="normal"/>
    </style:style>
    <style:style style:name="P7" style:family="paragraph" style:parent-style-name="Preformatted_20_Text">
      <style:text-properties style:font-name="Liberation Serif" fo:font-size="14pt" fo:font-weight="normal" officeooo:rsid="0011e98b" officeooo:paragraph-rsid="0011e98b" style:font-size-asian="12.25pt" style:font-weight-asian="normal" style:font-size-complex="14pt" style:font-weight-complex="normal"/>
    </style:style>
    <style:style style:name="P8" style:family="paragraph" style:parent-style-name="Preformatted_20_Text">
      <style:text-properties style:font-name="Liberation Serif" fo:font-size="14pt" fo:font-weight="normal" officeooo:rsid="001364f3" officeooo:paragraph-rsid="001364f3" style:font-size-asian="12.25pt" style:font-weight-asian="normal" style:font-size-complex="14pt" style:font-weight-complex="normal"/>
    </style:style>
    <style:style style:name="P9" style:family="paragraph" style:parent-style-name="Preformatted_20_Text">
      <style:text-properties style:font-name="Liberation Serif" fo:font-size="14pt" fo:font-weight="normal" officeooo:rsid="0013d41e" officeooo:paragraph-rsid="0013d41e" style:font-size-asian="12.25pt" style:font-weight-asian="normal" style:font-size-complex="14pt" style:font-weight-complex="normal"/>
    </style:style>
    <style:style style:name="P10" style:family="paragraph" style:parent-style-name="Preformatted_20_Text">
      <style:text-properties style:font-name="Liberation Serif" fo:font-size="14pt" fo:font-weight="normal" officeooo:rsid="00141aac" officeooo:paragraph-rsid="00141aac" style:font-size-asian="12.25pt" style:font-weight-asian="normal" style:font-size-complex="14pt" style:font-weight-complex="normal"/>
    </style:style>
    <style:style style:name="P11" style:family="paragraph" style:parent-style-name="Preformatted_20_Text">
      <style:text-properties style:font-name="Liberation Serif" fo:font-size="14pt" fo:font-weight="normal" officeooo:rsid="0015b5e9" officeooo:paragraph-rsid="0015b5e9"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ECS Elastic Container Service</text:p>
      <text:p text:style-name="P5"/>
      <text:p text:style-name="P5">ECS is serverless service. Bcz, We dont worry about how to handle our containers.</text:p>
      <text:p text:style-name="P5">We have to only choose configuration only.</text:p>
      <text:p text:style-name="P5"/>
      <text:p text:style-name="P6">We have to create Cluster for how many container will run ?</text:p>
      <text:p text:style-name="P6"/>
      <text:p text:style-name="P7">This ECS will use image like docker image or image of your app to run container.</text:p>
      <text:p text:style-name="P7"/>
      <text:p text:style-name="P7">It will look for image from </text:p>
      <text:p text:style-name="P7">1. docker hub – Your image Bydefult.</text:p>
      <text:p text:style-name="P7">2. ECR – Elastic Container Registry – like Doker Registry – Your docker image will be push here, form here ECS will use your app image.</text:p>
      <text:p text:style-name="P7"/>
      <text:p text:style-name="P7"><text:span text:style-name="T1">ECS is for Docker only.</text:span></text:p>
      <text:p text:style-name="P7"><text:span text:style-name="T1">EKS is for <text:s/>Kubernetes only.</text:span></text:p>
      <text:p text:style-name="P7"><text:span text:style-name="T2"/></text:p>
      <text:p text:style-name="P7">Task definition file json</text:p>
      <text:p text:style-name="P7"/>
      <text:p text:style-name="P7">“essential”: true – If your image container get failed to run, ECS will retry to redploy your container.</text:p>
      <text:p text:style-name="P7">Bydfault “essential”: false.</text:p>
      <text:p text:style-name="P7">--------------------</text:p>
      <text:p text:style-name="P7">“entrypoint”: [</text:p>
      <text:p text:style-name="P7"><text:tab/>“sh”,</text:p>
      <text:p text:style-name="P7"><text:tab/>“-c”</text:p>
      <text:p text:style-name="P7"/>
      <text:p text:style-name="P7">],</text:p>
      <text:p text:style-name="P7">“command”: [</text:p>
      <text:p text:style-name="P7"><text:tab/>“/bin/sh -c \”echo ‘Your _Commands to write index.html for apache2’ &gt; usr/local/apache2/htdocs/index.html &amp;&amp; httpd-foreground/””</text:p>
      <text:p text:style-name="P7">]<text:line-break/>httpd-foreground – for run apache2 image in foreground like we write in dockerfile entrypoint.</text:p>
      <text:p text:style-name="P7"/>
      <text:p text:style-name="P7"/>
      <text:p text:style-name="P2">Create Service</text:p>
      <text:p text:style-name="P2"/>
      <text:p text:style-name="P8">Desired Tasks – No. of replicas</text:p>
      <text:p text:style-name="P8">------------------------</text:p>
      <text:p text:style-name="P8"/>
      <text:p text:style-name="P3">Push Docker image from docker hub to my ECR Repository.</text:p>
      <text:p text:style-name="P9"/>
      <text:p text:style-name="P9"/>
      <text:p text:style-name="P9"/>
      <text:p text:style-name="P10"><text:soft-page-break/>Bydefult ECS will use , First deploy new updates and then delete oldone deployment.</text:p>
      <text:p text:style-name="P10">If You push wrong image &amp; “essential”: true, then it will try to redeploy while container not runnig or get probelm.<text:line-break/><text:line-break/>In this case, ECS will be use “<text:span text:style-name="T1">deploy new updates and then delete oldone deployment</text:span>”.</text:p>
      <text:p text:style-name="P10">But, in this case image is wrong, so, simply it will not deployed successfully. So it will not delete existing deployment but still it will use existing deployment.</text:p>
      <text:p text:style-name="P10"/>
      <text:p text:style-name="P10">If you push new updated image. Its Write Image. Then first thing is that, ECS will deploy new updates then it will delete oldeone deployment.</text:p>
      <text:p text:style-name="P10"/>
      <text:p text:style-name="P10"/>
      <text:p text:style-name="P4">Kubernetes</text:p>
      <text:p text:style-name="P4"/>
      <text:p text:style-name="P4">Helm Charts</text:p>
      <text:p text:style-name="P11">Without Helm Charts, what we do ?</text:p>
      <text:p text:style-name="P11">We want to deploy 2 diff applications .</text:p>
      <text:p text:style-name="P11">We create Deployment file, Services file, Ingress file, AutoScaling file for Deploy App1 and Deploy App2.</text:p>
      <text:p text:style-name="P11">So, there is total 4 file for App 1 and 4 file for App 2.</text:p>
      <text:p text:style-name="P11"/>
      <text:p text:style-name="P11">And If we want to make changes in conf file. Its difficult bcz, go to that conf file for ex. App1 then modify then re apply that file to reload and bring changes.</text:p>
      <text:p text:style-name="P11"/>
      <text:p text:style-name="P11">We can do this for few times.</text:p>
      <text:p text:style-name="P11"><text:s/></text:p>
      <text:p text:style-name="P11">But, what if we want to make changes on hourly , daily or infrequently basis ?</text:p>
      <text:p text:style-name="P11">We can’t do this manually and not be able to manage this things manually.</text:p>
      <text:p text:style-name="P11"/>
      <text:p text:style-name="P11">We have to create workspaces like Terraform workspace, we can switch betweens workspace and terraform init &amp; there will be only single deployment file and variable file . So we can manage and bring changes many times but with easily handle.</text:p>
      <text:p text:style-name="P11">Why ? Bcz, we are using workspace.</text:p>
      <text:p text:style-name="P11"/>
      <text:p text:style-name="P11">In kubernetes we can’t create workspace.</text:p>
      <text:p text:style-name="P11"/>
      <text:p text:style-name="P11">To do this, we can use <text:span text:style-name="T1">helm charts.</text:span></text:p>
      <text:p text:style-name="P11"><text:span text:style-name="T2"/></text:p>
      <text:p text:style-name="P11">Helm charts will allow us to use variables to avoid hardcoded values for security.</text:p>
      <text:p text:style-name="P11">By using variables we can manage changes easily.</text:p>
      <text:p text:style-name="P11">We have to only manage single deployment file, single service file and single varaible file by using <text:span text:style-name="T1">helm charts.</text:span></text:p>
      <text:p text:style-name="P11"><text:span text:style-name="T2"/></text:p>
      <text:p text:style-name="P11"><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8-26T17:26:31.656982778</dc:date>
    <meta:editing-duration>PT3H23M38S</meta:editing-duration>
    <meta:editing-cycles>3</meta:editing-cycles>
    <meta:generator>LibreOffice/6.4.7.2$Linux_X86_64 LibreOffice_project/40$Build-2</meta:generator>
    <meta:document-statistic meta:table-count="0" meta:image-count="0" meta:object-count="0" meta:page-count="2" meta:paragraph-count="47" meta:word-count="502" meta:character-count="2892" meta:non-whitespace-character-count="2422"/>
  </office:meta>
</office:document-meta>
</file>